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798cm" fo:min-width="5.342cm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116cm" fo:min-width="20.852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9.335cm" fo:min-width="20.852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465cm" fo:min-width="2.42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42cm" svg:height="3.048cm" svg:x="3.286cm" svg:y="2.651cm">
          <text:p text:style-name="P1">API call</text:p>
          <text:p text:style-name="P1">Get latest Twee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.352cm" svg:height="7.366cm" svg:x="0.238cm" svg:y="0.3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3.048cm" svg:x="12.811cm" svg:y="2.651cm">
          <text:p text:style-name="P1">Insert into databas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128cm" svg:y1="4.302cm" svg:x2="12.811cm" svg:y2="4.302cm">
          <text:p/>
        </draw:line>
        <draw:custom-shape draw:style-name="gr4" draw:text-style-name="P3" draw:layer="layout" svg:width="21.352cm" svg:height="19.585cm" svg:x="0.238cm" svg:y="7.7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3.048cm" svg:x="3.286cm" svg:y="9.636cm">
          <text:p text:style-name="P1">Query any tweets </text:p>
          <text:p text:style-name="P1">Between </text:p>
          <text:p text:style-name="P1">11p yesterday</text:p>
          <text:p text:style-name="P1">- 4a toda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3.048cm" svg:x="12.684cm" svg:y="9.763cm">
          <text:p text:style-name="P1">Set slept time @ </text:p>
          <text:p text:style-name="P1">latest timestam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842cm" svg:height="3.429cm" svg:x="3.159cm" svg:y="15.097cm">
          <text:p text:style-name="P1">Results &gt;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5.953cm" svg:y1="12.684cm" svg:x2="5.953cm" svg:y2="15.097cm">
          <text:p/>
        </draw:line>
        <draw:line draw:style-name="gr3" draw:text-style-name="P4" draw:layer="layout" svg:x1="9.001cm" svg:y1="16.748cm" svg:x2="12.684cm" svg:y2="11.287cm">
          <text:p/>
        </draw:line>
        <draw:custom-shape draw:style-name="gr1" draw:text-style-name="P2" draw:layer="layout" svg:width="5.842cm" svg:height="3.048cm" svg:x="2.778cm" svg:y="19.796cm">
          <text:p text:style-name="P1">Set slept time @ </text:p>
          <text:p text:style-name="P1">10:30p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53cm" svg:y1="18.399cm" svg:x2="5.953cm" svg:y2="19.923cm">
          <text:p/>
        </draw:line>
        <draw:custom-shape draw:style-name="gr1" draw:text-style-name="P2" draw:layer="layout" svg:width="5.842cm" svg:height="3.048cm" svg:x="12.43cm" svg:y="16.24cm">
          <text:p text:style-name="P1">Query any tweets </text:p>
          <text:p text:style-name="P1">between </text:p>
          <text:p text:style-name="P1">4a and 7a today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478cm" svg:y1="12.811cm" svg:x2="15.478cm" svg:y2="16.24cm">
          <text:p/>
        </draw:line>
        <draw:custom-shape draw:style-name="gr5" draw:text-style-name="P5" draw:layer="layout" svg:width="5.842cm" svg:height="3.429cm" svg:x="12.303cm" svg:y="20.939cm">
          <text:p text:style-name="P1">Results &gt;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351cm" svg:y1="19.288cm" svg:x2="15.224cm" svg:y2="21.06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5T08:55:56.518000000</meta:creation-date>
    <dc:date>2020-06-15T09:03:56.317000000</dc:date>
    <meta:editing-duration>PT8M</meta:editing-duration>
    <meta:editing-cycles>1</meta:editing-cycles>
    <meta:generator>LibreOffice/6.3.0.4$Windows_X86_64 LibreOffice_project/057fc023c990d676a43019934386b85b21a9ee99</meta:generator>
    <meta:document-statistic meta:object-count="16"/>
  </office:meta>
</office:document-meta>
</file>